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2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4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2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6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9" style:family="text">
      <style:text-properties fo:font-size="12.00pt" fo:font-weight="normal" fo:font-family="Consolas" style:font-family-asian="Consolas" style:font-family-complex="Consolas" fo:background-color="transparent" fo:color="#7f7f9f"/>
    </style:style>
    <style:style style:name="T3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5" style:family="text">
      <style:text-properties fo:font-size="12.00pt" fo:font-weight="bold" fo:font-family="Consolas" style:font-family-asian="Consolas" style:font-family-complex="Consolas" fo:background-color="transparent" fo:color="#7f9fbf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6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6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6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7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2.00pt" fo:font-weight="normal" fo:font-family="Consolas" style:font-family-asian="Consolas" style:font-family-complex="Consolas" fo:background-color="transparent" fo:color="#2a00ff"/>
    </style:style>
    <style:style style:name="T7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7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8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8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2.00pt" fo:font-weight="bold" fo:font-family="Consolas" style:font-family-asian="Consolas" style:font-family-complex="Consolas" fo:background-color="transparent" fo:color="#7f0055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fo:color="#6a3e3e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User DAO Hibernate-Caveat Emptor</text:span></text:p>
      <text:p text:style-name="P1"><text:span text:style-name="T1"/></text:p>
      <text:p text:style-name="P2"><text:span text:style-name="T2">package</text:span><text:span text:style-name="T3"><text:s/>auction.dao.hibernate;</text:span><text:span text:style-name="T4"/></text:p>
      <text:p text:style-name="P2"><text:span text:style-name="T4"/></text:p>
      <text:p text:style-name="P2"><text:span text:style-name="T5">import</text:span><text:span text:style-name="T6"><text:s/>org.hibernate.*;</text:span><text:span text:style-name="T7"/></text:p>
      <text:p text:style-name="P2"><text:span text:style-name="T8">import</text:span><text:span text:style-name="T9"><text:s/>auction.dao.UserDAO;</text:span><text:span text:style-name="T10"/></text:p>
      <text:p text:style-name="P2"><text:span text:style-name="T11">import</text:span><text:span text:style-name="T12"><text:s/>auction.model.*;</text:span><text:span text:style-name="T13"/></text:p>
      <text:p text:style-name="P2"><text:span text:style-name="T14">import</text:span><text:span text:style-name="T15"><text:s/></text:span><text:span text:style-name="T16">static</text:span><text:span text:style-name="T17"><text:s/>org.hibernate.criterion.Expression.*;</text:span><text:span text:style-name="T18"/></text:p>
      <text:p text:style-name="P2"><text:span text:style-name="T18"/></text:p>
      <text:p text:style-name="P2"><text:span text:style-name="T19">/**</text:span><text:span text:style-name="T20"/></text:p>
      <text:p text:style-name="P2"><text:span text:style-name="T21"><text:s/>* Hibernate</text:span><text:span text:style-name="T22">-</text:span><text:span text:style-name="T23">specific implementation of the<text:s/></text:span><text:span text:style-name="T24">&lt;tt&gt;</text:span><text:span text:style-name="T25">UserDAO</text:span><text:span text:style-name="T26">&lt;/tt&gt;</text:span><text:span text:style-name="T27"/></text:p>
      <text:p text:style-name="P2"><text:span text:style-name="T28"><text:s/>* non</text:span><text:span text:style-name="T29">-</text:span><text:span text:style-name="T30">CRUD data access object.</text:span><text:span text:style-name="T31"/></text:p>
      <text:p text:style-name="P2"><text:span text:style-name="T32"><text:s/>*</text:span><text:span text:style-name="T33"/></text:p>
      <text:p text:style-name="P2"><text:span text:style-name="T34"><text:s/>*<text:s/></text:span><text:span text:style-name="T35">@author</text:span><text:span text:style-name="T36"><text:s/>Christian Bauer</text:span><text:span text:style-name="T37"/></text:p>
      <text:p text:style-name="P2"><text:span text:style-name="T38"><text:s/>*/</text:span><text:span text:style-name="T39"/></text:p>
      <text:p text:style-name="P2"><text:span text:style-name="T40">public</text:span><text:span text:style-name="T41"><text:s/></text:span><text:span text:style-name="T42">class</text:span><text:span text:style-name="T43"><text:s/>UserDAOHibernate</text:span><text:span text:style-name="T44"/></text:p>
      <text:p text:style-name="P2"><text:span text:style-name="T45"><text:s text:c="8"/></text:span><text:span text:style-name="T46">extends</text:span><text:span text:style-name="T47"><text:s/>GenericHibernateDAO&lt;User, Long&gt;</text:span><text:span text:style-name="T48"/></text:p>
      <text:p text:style-name="P2"><text:span text:style-name="T49"><text:s text:c="8"/></text:span><text:span text:style-name="T50">implements</text:span><text:span text:style-name="T51"><text:s/>UserDAO {</text:span><text:span text:style-name="T52"/></text:p>
      <text:p text:style-name="P2"><text:span text:style-name="T52"/></text:p>
      <text:p text:style-name="P2"><text:span text:style-name="T53"><text:s text:c="4"/></text:span><text:span text:style-name="T54">public</text:span><text:span text:style-name="T55"><text:s/>User validateLogin(User<text:s/></text:span><text:span text:style-name="T56">user</text:span><text:span text:style-name="T57">) {</text:span><text:span text:style-name="T58"/></text:p>
      <text:p text:style-name="P2"><text:span text:style-name="T59"><text:s text:c="8"/>Criteria<text:s/></text:span><text:span text:style-name="T60">crit</text:span><text:span text:style-name="T61"><text:s/>= getSession().createCriteria(getPersistentClass());</text:span><text:span text:style-name="T62"/></text:p>
      <text:p text:style-name="P2"><text:span text:style-name="T63"><text:s text:c="8"/></text:span><text:span text:style-name="T64">crit</text:span><text:span text:style-name="T65">.add( eq(</text:span><text:span text:style-name="T66">"username"</text:span><text:span text:style-name="T67">,<text:s/></text:span><text:span text:style-name="T68">user</text:span><text:span text:style-name="T69">.getUsername()) );</text:span><text:span text:style-name="T70"/></text:p>
      <text:p text:style-name="P2"><text:span text:style-name="T71"><text:s text:c="8"/></text:span><text:span text:style-name="T72">crit</text:span><text:span text:style-name="T73">.add( eq(</text:span><text:span text:style-name="T74">"password"</text:span><text:span text:style-name="T75">,<text:s/></text:span><text:span text:style-name="T76">user</text:span><text:span text:style-name="T77">.getPassword()) );</text:span><text:span text:style-name="T78"/></text:p>
      <text:p text:style-name="P2"><text:span text:style-name="T79"><text:s text:c="8"/></text:span><text:span text:style-name="T80">return</text:span><text:span text:style-name="T81"><text:s/>(User)</text:span><text:span text:style-name="T82">crit</text:span><text:span text:style-name="T83">.uniqueResult();</text:span><text:span text:style-name="T84"/></text:p>
      <text:p text:style-name="P2"><text:span text:style-name="T85"><text:s text:c="4"/>}</text:span><text:span text:style-name="T86"/></text:p>
      <text:p text:style-name="P2"><text:span text:style-name="T86"/></text:p>
      <text:p text:style-name="P2"><text:span text:style-name="T87"><text:s text:c="4"/></text:span><text:span text:style-name="T88">public</text:span><text:span text:style-name="T89"><text:s/></text:span><text:span text:style-name="T90">void</text:span><text:span text:style-name="T91"><text:s/>persistAddress(AddressEntity<text:s/></text:span><text:span text:style-name="T92">address</text:span><text:span text:style-name="T93">) {</text:span><text:span text:style-name="T94"/></text:p>
      <text:p text:style-name="P2"><text:span text:style-name="T95"><text:s text:c="8"/>getSession().save(</text:span><text:span text:style-name="T96">address</text:span><text:span text:style-name="T97">);</text:span><text:span text:style-name="T98"/></text:p>
      <text:p text:style-name="P2"><text:span text:style-name="T99"><text:s text:c="4"/>}</text:span><text:span text:style-name="T100"/></text:p>
      <text:p text:style-name="P2"><text:span text:style-name="T100"/></text:p>
      <text:p text:style-name="P2"><text:span text:style-name="T101">}</text:span><text:span text:style-name="T102"/></text:p>
      <text:p text:style-name="P2"><text:span text:style-name="T102"/></text:p>
      <text:p text:style-name="P2"><text:span text:style-name="T1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